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1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VDA UndPrice</text:p>
          </table:table-cell>
          <table:table-cell office:value-type="float" office:value="112.5" calcext:value-type="float">
            <text:p>112.5</text:p>
          </table:table-cell>
          <table:table-cell table:number-columns-repeated="5"/>
          <table:table-cell office:value-type="string" calcext:value-type="string">
            <text:p>NVDA UndPrice</text:p>
          </table:table-cell>
          <table:table-cell office:value-type="float" office:value="112.5" calcext:value-type="float">
            <text:p>112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  <table:table-cell table:formula="of:=122-[.D7]" office:value-type="float" office:value="9.5" calcext:value-type="float">
            <text:p>9.5</text:p>
          </table:table-cell>
          <table:table-cell table:number-columns-repeated="5"/>
          <table:table-cell office:value-type="string" calcext:value-type="string">
            <text:p>SD</text:p>
          </table:table-cell>
          <table:table-cell table:formula="of:=122-[.K7]"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TSTDMULT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CALLSTDMULT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2"/>
          <table:table-cell table:style-name="Accent_20_2" office:value-type="string" calcext:value-type="string">
            <text:p>Safe Put</text:p>
          </table:table-cell>
          <table:table-cell table:style-name="Accent_20_2" table:formula="of:=[.D7]-[.D8]" office:value-type="float" office:value="103" calcext:value-type="float">
            <text:p>103</text:p>
          </table:table-cell>
          <table:table-cell office:value-type="string" calcext:value-type="string">
            <text:p><text:s/>= UndPrice-SD*PUTSTDMULT</text:p>
          </table:table-cell>
          <table:table-cell table:number-columns-repeated="4"/>
          <table:table-cell table:style-name="Accent_20_2" office:value-type="string" calcext:value-type="string">
            <text:p>Safe Call</text:p>
          </table:table-cell>
          <table:table-cell table:style-name="Accent_20_2" table:formula="of:=[.K7]+[.K8]" office:value-type="float" office:value="122" calcext:value-type="float">
            <text:p>122</text:p>
          </table:table-cell>
          <table:table-cell office:value-type="string" calcext:value-type="string">
            <text:p><text:s/>= undPrice+SD*CALLSTDM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fe Put premium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afe Call prem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Accent_20_1" office:value-type="string" calcext:value-type="string">
            <text:p>ITM Put Strike</text:p>
          </table:table-cell>
          <table:table-cell table:style-name="Accent_20_1" office:value-type="float" office:value="119" calcext:value-type="float">
            <text:p>119</text:p>
          </table:table-cell>
          <table:table-cell table:number-columns-repeated="5"/>
          <table:table-cell table:style-name="Accent_20_1" office:value-type="string" calcext:value-type="string">
            <text:p>ITM Call Strike</text:p>
          </table:table-cell>
          <table:table-cell table:style-name="Accent_20_1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/>
          <table:table-cell table:style-name="Accent_20_2" office:value-type="string" calcext:value-type="string">
            <text:p>Intrinsic Value</text:p>
          </table:table-cell>
          <table:table-cell table:style-name="Accent_20_2" table:formula="of:=MAX([.D13]-[.D7];0)" office:value-type="float" office:value="6.5" calcext:value-type="float">
            <text:p>6.5</text:p>
          </table:table-cell>
          <table:table-cell office:value-type="string" calcext:value-type="string">
            <text:p><text:s/>= max(Put Strike – UndPrice)</text:p>
          </table:table-cell>
          <table:table-cell table:number-columns-repeated="4"/>
          <table:table-cell table:style-name="Accent_20_2" office:value-type="string" calcext:value-type="string">
            <text:p>Intrinsic Value</text:p>
          </table:table-cell>
          <table:table-cell table:style-name="Accent_20_2" table:formula="of:=MAX(0;[.K7]-[.K13])" office:value-type="float" office:value="0" calcext:value-type="float">
            <text:p>0</text:p>
          </table:table-cell>
          <table:table-cell office:value-type="string" calcext:value-type="string">
            <text:p><text:s/>=max(undPrice-Call strik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M Put premium</text:p>
          </table:table-cell>
          <table:table-cell office:value-type="float" office:value="10.5" calcext:value-type="float">
            <text:p>10.5</text:p>
          </table:table-cell>
          <table:table-cell table:number-columns-repeated="5"/>
          <table:table-cell office:value-type="string" calcext:value-type="string">
            <text:p>ITM Call premium</text:p>
          </table:table-cell>
          <table:table-cell office:value-type="float" office:value="12.48" calcext:value-type="float">
            <text:p>12.48</text:p>
          </table:table-cell>
          <table:table-cell/>
        </table:table-row>
        <table:table-row table:style-name="ro1">
          <table:table-cell table:number-columns-repeated="2"/>
          <table:table-cell table:style-name="Accent_20_2" office:value-type="string" calcext:value-type="string">
            <text:p>ITM Put net premium</text:p>
          </table:table-cell>
          <table:table-cell table:style-name="Accent_20_2" table:formula="of:=[.D15]-[.D14]" office:value-type="float" office:value="4" calcext:value-type="float">
            <text:p>4</text:p>
          </table:table-cell>
          <table:table-cell table:number-columns-repeated="5"/>
          <table:table-cell table:style-name="Accent_20_2" office:value-type="string" calcext:value-type="string">
            <text:p>ITM Call net premium</text:p>
          </table:table-cell>
          <table:table-cell table:style-name="Accent_20_2" table:formula="of:=[.K15]-[.K14]" office:value-type="float" office:value="12.48" calcext:value-type="float">
            <text:p>12.4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ut xPrice</text:p>
          </table:table-cell>
          <table:table-cell office:value-type="string" calcext:value-type="string">
            <text:p><text:s/>= UndPrice – SD*PUTSTDMULT -(Safe Put premium – (Strike - UndPrice ))</text:p>
          </table:table-cell>
          <table:table-cell table:number-columns-repeated="5"/>
          <table:table-cell office:value-type="string" calcext:value-type="string">
            <text:p>Put xPrice</text:p>
          </table:table-cell>
          <table:table-cell office:value-type="string" calcext:value-type="string">
            <text:p><text:s/>= UndPrice + SD*CALLSTDMULT + (Safe Call premium + (UndPrice – Strik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 UndPrice – SD*PUTSTDMULT – Safe Put premium – Strike + UndPrice</text:p>
          </table:table-cell>
          <table:table-cell table:number-columns-repeated="6"/>
          <table:table-cell office:value-type="string" calcext:value-type="string">
            <text:p><text:s/>= Undprice + sd*callstdmult + safe call premium + undprice - strik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 2*UndPrice – Strike – SD*PUTSTDMULT– Safe Put premium</text:p>
          </table:table-cell>
          <table:table-cell table:number-columns-repeated="6"/>
          <table:table-cell office:value-type="string" calcext:value-type="string">
            <text:p><text:s/>= 2*undprice - strike + sd*callstdmult + safe call premium</text:p>
          </table:table-cell>
          <table:table-cell/>
        </table:table-row>
        <table:table-row table:style-name="ro1">
          <table:table-cell table:number-columns-repeated="3"/>
          <table:table-cell table:formula="of:=2*[.D7]-[.D13]-[.D8]-[.D11]" office:value-type="float" office:value="94.5" calcext:value-type="float">
            <text:p>94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<text:s/>= UndPrice - SD*PUTSTDMULT - Safe Put premium + UndPrice - Strike</text:p>
          </table:table-cell>
          <table:table-cell table:style-name="ce1" table:number-columns-repeated="5"/>
          <table:table-cell/>
          <table:table-cell office:value-type="string" calcext:value-type="string">
            <text:p><text:s/>= UndPrice + SD*CALLSTDMULT + Safe Call Premium + Undprice – Strik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7]-[.D8]*[.D9]-[.D11]+[.D7]-[.D13]" office:value-type="float" office:value="89.75" calcext:value-type="float">
            <text:p>89.75</text:p>
          </table:table-cell>
          <table:table-cell table:number-columns-repeated="6"/>
          <table:table-cell table:formula="of:=[.K7]+[.K8]*[.K9]+[.K11]+[.K7]-[.K13]" office:value-type="float" office:value="91.25" calcext:value-type="float">
            <text:p>91.2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formula="of:=[.D7]-[.D8]*[.D9]-[.D7]" office:value-type="float" office:value="-14.25" calcext:value-type="float">
            <text:p>-14.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<text:s/>=UndPrice - SD*PUTSTDMult - Safe Put Premium – max(0, Putstrike-UndPrice)</text:p>
          </table:table-cell>
          <table:table-cell table:number-columns-repeated="6"/>
          <table:table-cell office:value-type="string" calcext:value-type="string">
            <text:p><text:s/>=UndPrice + SD*putstdmult+safe call premium - max(0, Undprice-Call strike)</text:p>
          </table:table-cell>
          <table:table-cell/>
        </table:table-row>
        <table:table-row table:style-name="ro1">
          <table:table-cell table:number-columns-repeated="3"/>
          <table:table-cell table:formula="of:=[.D7]-[.D8]*[.D9]-[.D11]-MAX(0; [.D13]-[.D7])" office:value-type="float" office:value="89.75" calcext:value-type="float">
            <text:p>89.75</text:p>
          </table:table-cell>
          <table:table-cell table:number-columns-repeated="6"/>
          <table:table-cell table:formula="of:=[.K7]+[.K8]*[.K9]+[.K11]-MAX(0; [.K7]-[.K13])" office:value-type="float" office:value="128.75" calcext:value-type="float">
            <text:p>128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6T06:28:15.484000000</meta:creation-date>
    <dc:date>2024-07-26T09:11:56.383000000</dc:date>
    <meta:editing-duration>PT2H43M46S</meta:editing-duration>
    <meta:editing-cycles>1</meta:editing-cycles>
    <meta:document-statistic meta:table-count="1" meta:cell-count="58" meta:object-count="0"/>
    <meta:generator>LibreOffice/7.6.4.1$Windows_X86_64 LibreOffice_project/e19e193f88cd6c0525a17fb7a176ed8e6a3e2aa1</meta:generator>
  </office:meta>
</office:document-meta>
</file>